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5000000A6BB3471E73FA9988E.png" manifest:media-type="image/png"/>
  <manifest:file-entry manifest:full-path="Pictures/10000000000001620000015EA03BCE6FC9803B12.png" manifest:media-type="image/png"/>
  <manifest:file-entry manifest:full-path="Pictures/100000010000019E000001A41027F938AF6A4006.png" manifest:media-type="image/png"/>
  <manifest:file-entry manifest:full-path="Pictures/1000000100000065000000723E067DCC399783E7.png" manifest:media-type="image/png"/>
  <manifest:file-entry manifest:full-path="Pictures/1000000000000095000000A67E6E7999B9F118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335cm" fo:min-width="0.72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  <style:text-properties fo:font-size="32pt" fo:font-weight="bold" style:font-weight-asian="bold" style:font-weight-complex="bold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Loading Configuration</text:span></text:p>
          </draw:text-box>
        </draw:frame>
        <draw:frame draw:style-name="gr1" draw:text-style-name="P2" draw:layer="layout" svg:width="2.621cm" svg:height="2.659cm" svg:x="15.879cm" svg:y="8.255cm" presentation:class="graphic" presentation:user-transformed="true">
          <draw:image xlink:href="Pictures/100000010000019E000001A41027F938AF6A4006.png" xlink:type="simple" xlink:show="embed" xlink:actuate="onLoad" draw:mime-type="image/png">
            <text:p/>
          </draw:image>
        </draw:frame>
        <draw:frame draw:style-name="gr2" draw:text-style-name="P2" draw:layer="layout" svg:width="2.411cm" svg:height="2.384cm" svg:x="5.845cm" svg:y="5.715cm">
          <draw:image xlink:href="Pictures/10000000000001620000015EA03BCE6FC9803B12.png" xlink:type="simple" xlink:show="embed" xlink:actuate="onLoad" draw:mime-type="image/png">
            <text:p/>
          </draw:image>
        </draw:frame>
        <draw:frame draw:style-name="gr2" draw:text-style-name="P2" draw:layer="layout" svg:width="2.411cm" svg:height="2.384cm" svg:x="5.845cm" svg:y="10.951cm">
          <draw:image xlink:href="Pictures/10000000000001620000015EA03BCE6FC9803B12.png" xlink:type="simple" xlink:show="embed" xlink:actuate="onLoad" draw:mime-type="image/png">
            <text:p/>
          </draw:image>
        </draw:frame>
        <draw:frame draw:style-name="gr2" draw:text-style-name="P2" draw:layer="layout" svg:width="2.411cm" svg:height="2.384cm" svg:x="5.845cm" svg:y="8.255cm">
          <draw:image xlink:href="Pictures/10000000000001620000015EA03BCE6FC9803B12.png" xlink:type="simple" xlink:show="embed" xlink:actuate="onLoad" draw:mime-type="image/png">
            <text:p/>
          </draw:image>
        </draw:frame>
        <draw:frame draw:style-name="gr2" draw:text-style-name="P2" draw:layer="layout" svg:width="2.411cm" svg:height="2.384cm" svg:x="8.385cm" svg:y="6.985cm">
          <draw:image xlink:href="Pictures/10000000000001620000015EA03BCE6FC9803B12.png" xlink:type="simple" xlink:show="embed" xlink:actuate="onLoad" draw:mime-type="image/png">
            <text:p/>
          </draw:image>
        </draw:frame>
        <draw:frame draw:style-name="gr2" draw:text-style-name="P2" draw:layer="layout" svg:width="2.411cm" svg:height="2.384cm" svg:x="8.385cm" svg:y="12.221cm">
          <draw:image xlink:href="Pictures/10000000000001620000015EA03BCE6FC9803B12.png" xlink:type="simple" xlink:show="embed" xlink:actuate="onLoad" draw:mime-type="image/png">
            <text:p/>
          </draw:image>
        </draw:frame>
        <draw:frame draw:style-name="gr2" draw:text-style-name="P2" draw:layer="layout" svg:width="2.411cm" svg:height="2.384cm" svg:x="8.385cm" svg:y="9.525cm">
          <draw:image xlink:href="Pictures/10000000000001620000015EA03BCE6FC9803B12.png" xlink:type="simple" xlink:show="embed" xlink:actuate="onLoad" draw:mime-type="image/png">
            <text:p/>
          </draw:image>
        </draw:frame>
        <draw:g>
          <draw:frame draw:style-name="gr2" draw:text-style-name="P2" draw:layer="layout" svg:width="2.411cm" svg:height="2.384cm" svg:x="8.128cm" svg:y="6.89cm">
            <draw:image xlink:href="Pictures/10000000000001620000015EA03BCE6FC9803B12.png" xlink:type="simple" xlink:show="embed" xlink:actuate="onLoad" draw:mime-type="image/png">
              <text:p/>
            </draw:image>
          </draw:frame>
          <draw:frame draw:style-name="gr2" draw:text-style-name="P2" draw:layer="layout" svg:width="2.411cm" svg:height="2.384cm" svg:x="8.128cm" svg:y="12.126cm">
            <draw:image xlink:href="Pictures/10000000000001620000015EA03BCE6FC9803B12.png" xlink:type="simple" xlink:show="embed" xlink:actuate="onLoad" draw:mime-type="image/png">
              <text:p/>
            </draw:image>
          </draw:frame>
          <draw:frame draw:style-name="gr2" draw:text-style-name="P2" draw:layer="layout" svg:width="2.411cm" svg:height="2.384cm" svg:x="8.128cm" svg:y="9.43cm">
            <draw:image xlink:href="Pictures/10000000000001620000015EA03BCE6FC9803B12.png" xlink:type="simple" xlink:show="embed" xlink:actuate="onLoad" draw:mime-type="image/png">
              <text:p/>
            </draw:image>
          </draw:frame>
          <draw:line draw:style-name="gr3" draw:text-style-name="P2" draw:layer="layout" svg:x1="11.174cm" svg:y1="8.16cm" svg:x2="13.714cm" svg:y2="8.16cm">
            <text:p/>
          </draw:line>
          <draw:line draw:style-name="gr3" draw:text-style-name="P2" draw:layer="layout" svg:x1="11.174cm" svg:y1="10.7cm" svg:x2="13.714cm" svg:y2="10.7cm">
            <text:p/>
          </draw:line>
          <draw:line draw:style-name="gr3" draw:text-style-name="P2" draw:layer="layout" svg:x1="11.174cm" svg:y1="13.24cm" svg:x2="13.714cm" svg:y2="13.24cm">
            <text:p/>
          </draw:line>
          <draw:line draw:style-name="gr3" draw:text-style-name="P2" draw:layer="layout" svg:x1="8.634cm" svg:y1="6.636cm" svg:x2="13.714cm" svg:y2="6.636cm">
            <text:p/>
          </draw:line>
          <draw:line draw:style-name="gr3" draw:text-style-name="P2" draw:layer="layout" svg:x1="8.634cm" svg:y1="9.274cm" svg:x2="13.714cm" svg:y2="9.274cm">
            <text:p/>
          </draw:line>
          <draw:line draw:style-name="gr3" draw:text-style-name="P2" draw:layer="layout" svg:x1="8.634cm" svg:y1="11.97cm" svg:x2="13.714cm" svg:y2="11.97cm">
            <text:p/>
          </draw:line>
        </draw:g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Cached Configuration</text:span></text:p>
          </draw:text-box>
        </draw:frame>
        <draw:frame draw:style-name="gr1" draw:text-style-name="P2" draw:layer="layout" svg:width="2.621cm" svg:height="2.659cm" svg:x="18.969cm" svg:y="8.255cm" presentation:class="graphic" presentation:user-transformed="true">
          <draw:image xlink:href="Pictures/100000010000019E000001A41027F938AF6A4006.png" xlink:type="simple" xlink:show="embed" xlink:actuate="onLoad" draw:mime-type="image/png">
            <text:p/>
          </draw:image>
        </draw:frame>
        <draw:frame draw:style-name="gr2" draw:text-style-name="P2" draw:layer="layout" svg:width="2.411cm" svg:height="2.384cm" svg:x="5.844cm" svg:y="5.715cm">
          <draw:image xlink:href="Pictures/10000000000001620000015EA03BCE6FC9803B12.png" xlink:type="simple" xlink:show="embed" xlink:actuate="onLoad" draw:mime-type="image/png">
            <text:p/>
          </draw:image>
        </draw:frame>
        <draw:frame draw:style-name="gr2" draw:text-style-name="P2" draw:layer="layout" svg:width="2.411cm" svg:height="2.384cm" svg:x="5.844cm" svg:y="10.951cm">
          <draw:image xlink:href="Pictures/10000000000001620000015EA03BCE6FC9803B12.png" xlink:type="simple" xlink:show="embed" xlink:actuate="onLoad" draw:mime-type="image/png">
            <text:p/>
          </draw:image>
        </draw:frame>
        <draw:frame draw:style-name="gr2" draw:text-style-name="P2" draw:layer="layout" svg:width="2.411cm" svg:height="2.384cm" svg:x="5.844cm" svg:y="8.255cm">
          <draw:image xlink:href="Pictures/10000000000001620000015EA03BCE6FC9803B12.png" xlink:type="simple" xlink:show="embed" xlink:actuate="onLoad" draw:mime-type="image/png">
            <text:p/>
          </draw:image>
        </draw:frame>
        <draw:frame draw:style-name="gr5" draw:text-style-name="P4" draw:layer="layout" svg:width="2.013cm" svg:height="2.242cm" svg:x="15.686cm" svg:y="8.374cm">
          <draw:image xlink:href="Pictures/1000000100000095000000A6BB3471E73FA9988E.png" xlink:type="simple" xlink:show="embed" xlink:actuate="onLoad" draw:mime-type="image/png">
            <text:p/>
          </draw:image>
        </draw:frame>
        <draw:g>
          <draw:frame draw:style-name="gr2" draw:text-style-name="P2" draw:layer="layout" svg:width="2.411cm" svg:height="2.384cm" svg:x="8.128cm" svg:y="6.985cm">
            <draw:image xlink:href="Pictures/10000000000001620000015EA03BCE6FC9803B12.png" xlink:type="simple" xlink:show="embed" xlink:actuate="onLoad" draw:mime-type="image/png">
              <text:p/>
            </draw:image>
          </draw:frame>
          <draw:frame draw:style-name="gr2" draw:text-style-name="P2" draw:layer="layout" svg:width="2.411cm" svg:height="2.384cm" svg:x="8.128cm" svg:y="12.221cm">
            <draw:image xlink:href="Pictures/10000000000001620000015EA03BCE6FC9803B12.png" xlink:type="simple" xlink:show="embed" xlink:actuate="onLoad" draw:mime-type="image/png">
              <text:p/>
            </draw:image>
          </draw:frame>
          <draw:frame draw:style-name="gr2" draw:text-style-name="P2" draw:layer="layout" svg:width="2.411cm" svg:height="2.384cm" svg:x="8.128cm" svg:y="9.525cm">
            <draw:image xlink:href="Pictures/10000000000001620000015EA03BCE6FC9803B12.png" xlink:type="simple" xlink:show="embed" xlink:actuate="onLoad" draw:mime-type="image/png">
              <text:p/>
            </draw:image>
          </draw:frame>
          <draw:line draw:style-name="gr3" draw:text-style-name="P2" draw:layer="layout" svg:x1="11.174cm" svg:y1="8.255cm" svg:x2="13.714cm" svg:y2="8.255cm">
            <text:p/>
          </draw:line>
          <draw:line draw:style-name="gr3" draw:text-style-name="P2" draw:layer="layout" svg:x1="11.174cm" svg:y1="10.795cm" svg:x2="13.714cm" svg:y2="10.795cm">
            <text:p/>
          </draw:line>
          <draw:line draw:style-name="gr3" draw:text-style-name="P2" draw:layer="layout" svg:x1="11.174cm" svg:y1="13.335cm" svg:x2="13.714cm" svg:y2="13.335cm">
            <text:p/>
          </draw:line>
          <draw:line draw:style-name="gr3" draw:text-style-name="P2" draw:layer="layout" svg:x1="8.634cm" svg:y1="6.731cm" svg:x2="13.714cm" svg:y2="6.731cm">
            <text:p/>
          </draw:line>
          <draw:line draw:style-name="gr3" draw:text-style-name="P2" draw:layer="layout" svg:x1="8.634cm" svg:y1="9.369cm" svg:x2="13.714cm" svg:y2="9.369cm">
            <text:p/>
          </draw:line>
          <draw:line draw:style-name="gr3" draw:text-style-name="P2" draw:layer="layout" svg:x1="8.634cm" svg:y1="12.065cm" svg:x2="13.714cm" svg:y2="12.065cm">
            <text:p/>
          </draw:line>
        </draw:g>
        <presentation:notes draw:style-name="dp1">
          <draw:page-thumbnail draw:style-name="gr4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text-style-name="P5" draw:layer="layout" svg:width="25.199cm" svg:height="2.629cm" svg:x="1.4cm" svg:y="0.628cm" presentation:class="title">
          <draw:text-box>
            <text:p><text:span text:style-name="T2">Concurrent In-memory Inventory</text:span></text:p>
          </draw:text-box>
        </draw:frame>
        <draw:custom-shape draw:style-name="gr6" draw:text-style-name="P6" draw:layer="layout" svg:width="1.27cm" svg:height="0.635cm" svg:x="10.795cm" svg:y="5.71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2.497cm" svg:y1="6.096cm" svg:x2="14.402cm" svg:y2="6.096cm">
          <text:p/>
        </draw:line>
        <draw:g>
          <draw:custom-shape draw:style-name="gr6" draw:text-style-name="P6" draw:layer="layout" svg:width="1.27cm" svg:height="0.635cm" svg:x="1.488cm" svg:y="5.99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27cm" svg:height="0.635cm" svg:x="5.298cm" svg:y="5.994cm">
            <text:p/>
            <draw:enhanced-geometry svg:viewBox="0 0 21600 21600" draw:type="rectangle" draw:enhanced-path="M 0 0 L 21600 0 21600 21600 0 21600 0 0 Z N"/>
          </draw:custom-shape>
          <draw:line draw:style-name="gr7" draw:text-style-name="P2" draw:layer="layout" svg:x1="3.19cm" svg:y1="6.375cm" svg:x2="5.095cm" svg:y2="6.375cm">
            <text:p/>
          </draw:line>
          <draw:frame draw:style-name="gr2" draw:text-style-name="P2" draw:layer="layout" svg:width="0.762cm" svg:height="0.864cm" svg:x="3.393cm" svg:y="5.994cm">
            <draw:image xlink:href="Pictures/1000000100000065000000723E067DCC399783E7.png" xlink:type="simple" xlink:show="embed" xlink:actuate="onLoad" draw:mime-type="image/png">
              <text:p/>
            </draw:image>
          </draw:frame>
        </draw:g>
        <draw:frame draw:style-name="gr8" draw:text-style-name="P7" draw:layer="layout" svg:width="1.488cm" svg:height="0.962cm" svg:x="1.27cm" svg:y="5.032cm">
          <draw:text-box>
            <text:p>key</text:p>
          </draw:text-box>
        </draw:frame>
        <draw:frame draw:style-name="gr9" draw:text-style-name="P7" draw:layer="layout" svg:width="2.013cm" svg:height="0.962cm" svg:x="5.095cm" svg:y="5.029cm">
          <draw:text-box>
            <text:p>value</text:p>
          </draw:text-box>
        </draw:frame>
        <draw:g>
          <draw:custom-shape draw:style-name="gr6" draw:text-style-name="P6" draw:layer="layout" svg:width="1.27cm" svg:height="0.635cm" svg:x="1.488cm" svg:y="7.0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27cm" svg:height="0.635cm" svg:x="5.298cm" svg:y="7.01cm">
            <text:p/>
            <draw:enhanced-geometry svg:viewBox="0 0 21600 21600" draw:type="rectangle" draw:enhanced-path="M 0 0 L 21600 0 21600 21600 0 21600 0 0 Z N"/>
          </draw:custom-shape>
          <draw:line draw:style-name="gr7" draw:text-style-name="P2" draw:layer="layout" svg:x1="3.19cm" svg:y1="7.391cm" svg:x2="5.095cm" svg:y2="7.391cm">
            <text:p/>
          </draw:line>
          <draw:frame draw:style-name="gr2" draw:text-style-name="P2" draw:layer="layout" svg:width="0.762cm" svg:height="0.864cm" svg:x="3.393cm" svg:y="7.01cm">
            <draw:image xlink:href="Pictures/1000000100000065000000723E067DCC399783E7.png" xlink:type="simple" xlink:show="embed" xlink:actuate="onLoad" draw:mime-type="image/png">
              <text:p/>
            </draw:image>
          </draw:frame>
        </draw:g>
        <draw:g>
          <draw:custom-shape draw:style-name="gr6" draw:text-style-name="P6" draw:layer="layout" svg:width="1.27cm" svg:height="0.635cm" svg:x="1.488cm" svg:y="8.02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27cm" svg:height="0.635cm" svg:x="5.298cm" svg:y="8.026cm">
            <text:p/>
            <draw:enhanced-geometry svg:viewBox="0 0 21600 21600" draw:type="rectangle" draw:enhanced-path="M 0 0 L 21600 0 21600 21600 0 21600 0 0 Z N"/>
          </draw:custom-shape>
          <draw:line draw:style-name="gr7" draw:text-style-name="P2" draw:layer="layout" svg:x1="3.19cm" svg:y1="8.407cm" svg:x2="5.095cm" svg:y2="8.407cm">
            <text:p/>
          </draw:line>
          <draw:frame draw:style-name="gr2" draw:text-style-name="P2" draw:layer="layout" svg:width="0.762cm" svg:height="0.864cm" svg:x="3.393cm" svg:y="8.026cm">
            <draw:image xlink:href="Pictures/1000000100000065000000723E067DCC399783E7.png" xlink:type="simple" xlink:show="embed" xlink:actuate="onLoad" draw:mime-type="image/png">
              <text:p/>
            </draw:image>
          </draw:frame>
        </draw:g>
        <draw:frame draw:style-name="gr2" draw:text-style-name="P2" draw:layer="layout" svg:width="0.762cm" svg:height="0.864cm" svg:x="12.7cm" svg:y="5.715cm">
          <draw:image xlink:href="Pictures/1000000100000065000000723E067DCC399783E7.png" xlink:type="simple" xlink:show="embed" xlink:actuate="onLoad" draw:mime-type="image/png">
            <text:p/>
          </draw:image>
        </draw:frame>
        <draw:frame draw:style-name="gr2" draw:text-style-name="P2" draw:layer="layout" svg:width="2.013cm" svg:height="2.242cm" svg:x="14.605cm" svg:y="5.715cm">
          <draw:image xlink:href="Pictures/1000000100000095000000A6BB3471E73FA9988E.png" xlink:type="simple" xlink:show="embed" xlink:actuate="onLoad" draw:mime-type="image/png">
            <text:p/>
          </draw:image>
        </draw:frame>
        <draw:frame draw:style-name="gr9" draw:text-style-name="P7" draw:layer="layout" svg:width="2.013cm" svg:height="0.962cm" svg:x="14.497cm" svg:y="4.753cm">
          <draw:text-box>
            <text:p>value</text:p>
          </draw:text-box>
        </draw:frame>
        <draw:frame draw:style-name="gr8" draw:text-style-name="P7" draw:layer="layout" svg:width="1.488cm" svg:height="0.962cm" svg:x="10.577cm" svg:y="4.753cm">
          <draw:text-box>
            <text:p>key</text:p>
          </draw:text-box>
        </draw:frame>
        <draw:frame draw:style-name="gr2" draw:text-style-name="P2" draw:layer="layout" svg:width="2.007cm" svg:height="2.235cm" svg:x="17.145cm" svg:y="5.715cm">
          <draw:image xlink:href="Pictures/1000000000000095000000A67E6E7999B9F118C7.png" xlink:type="simple" xlink:show="embed" xlink:actuate="onLoad" draw:mime-type="image/png">
            <text:p/>
          </draw:image>
        </draw:frame>
        <draw:frame draw:style-name="gr2" draw:text-style-name="P2" draw:layer="layout" svg:width="2.007cm" svg:height="2.235cm" svg:x="19.685cm" svg:y="5.715cm">
          <draw:image xlink:href="Pictures/1000000000000095000000A67E6E7999B9F118C7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1T13:31:11.745000000</meta:creation-date>
    <dc:date>2023-09-25T13:13:38.455000000</dc:date>
    <meta:editing-duration>PT9H4M32S</meta:editing-duration>
    <meta:editing-cycles>14</meta:editing-cycles>
    <meta:generator>LibreOffice/7.4.1.2$Windows_X86_64 LibreOffice_project/3c58a8f3a960df8bc8fd77b461821e42c061c5f0</meta:generator>
    <meta:document-statistic meta:object-count="87"/>
  </office:meta>
</office:document-meta>
</file>